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4ae0" officeooo:paragraph-rsid="00024ae0"/>
    </style:style>
    <style:style style:name="P2" style:family="paragraph" style:parent-style-name="Standard">
      <style:text-properties officeooo:rsid="00031ad7" officeooo:paragraph-rsid="00031ad7"/>
    </style:style>
    <style:style style:name="P3" style:family="paragraph" style:parent-style-name="Standard">
      <style:text-properties officeooo:rsid="0006c3da" officeooo:paragraph-rsid="0006c3da"/>
    </style:style>
    <style:style style:name="P4" style:family="paragraph" style:parent-style-name="Standard">
      <style:paragraph-properties fo:break-before="page"/>
      <style:text-properties officeooo:rsid="00024ae0" officeooo:paragraph-rsid="00024ae0"/>
    </style:style>
    <style:style style:name="P5" style:family="paragraph" style:parent-style-name="Standard">
      <style:text-properties officeooo:rsid="0006c3da" officeooo:paragraph-rsid="0006c3da"/>
    </style:style>
    <style:style style:name="P6" style:family="paragraph" style:parent-style-name="Standard">
      <style:text-properties officeooo:rsid="00086e77" officeooo:paragraph-rsid="00086e77"/>
    </style:style>
    <style:style style:name="T1" style:family="text">
      <style:text-properties officeooo:rsid="00031ad7"/>
    </style:style>
    <style:style style:name="T2" style:family="text">
      <style:text-properties officeooo:rsid="00086e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2</text:p>
      <text:p text:style-name="P1">Засоби доступу до бази даних</text:p>
      <text:p text:style-name="P1"/>
      <text:p text:style-name="P4">1. Лабораторна робота 2</text:p>
      <text:p text:style-name="P1">1.1 Постановка задачі</text:p>
      <text:p text:style-name="P1">Розробити програму, що забезпечує ввід та редагування інформації про об’єкти, згідно з заданою предметною областю. Інформація про об’єкти має зберігатися в окремій базі даних. Доступ до бази даних відбувається стандартними бібліотеками з Golang SDK.</text:p>
      <text:p text:style-name="P1">1.2 Вимоги до роботи</text:p>
      <text:p text:style-name="P1">Лабораторна робота не потребує створення користувацького інтерфейсу (UI). Тестування програми на працездатність відбувається за допомогою сценаріїв, що демонструють можливості програми.</text:p>
      <text:p text:style-name="P1">Дані про об’єкти зберігаються в таблицях бази даних. Читання та редагування даних відбувається за допомогою SQL-запитів.</text:p>
      <text:p text:style-name="P1">Характеристики об’єктів предметної області визначаються студентом самостійно. Обов’язковою характеристикию об’єкта є його унікальний ідентифікатор (ID). Унікальність ідентифікаторів <text:span text:style-name="T1">має забезпечуватися або засобами СКБД, або засобами мови програмування.</text:span></text:p>
      <text:p text:style-name="P2">Наприклад для варіанту №1, об’єкт Країна може мати наступні характеристики:</text:p>
      <text:p text:style-name="P2">- код країни (ID)</text:p>
      <text:p text:style-name="P2">- назва країни</text:p>
      <text:p text:style-name="P2">а об’єкт Місто, такі характеристики:</text:p>
      <text:p text:style-name="P2">- код міста (ID)</text:p>
      <text:p text:style-name="P2">- посилання на країну</text:p>
      <text:p text:style-name="P2">- назва міста</text:p>
      <text:p text:style-name="P2">- кількість жителів</text:p>
      <text:p text:style-name="P2">- чи столиця (булеве значення)</text:p>
      <text:p text:style-name="P2">Програма має підтримувати виконання наступних операцій з даними:</text:p>
      <text:p text:style-name="P2">- вставка нового об’єкта</text:p>
      <text:p text:style-name="P2">- зміна/оновлення параметрів існуючого об’єкта</text:p>
      <text:p text:style-name="P2">- видалення об’єкту</text:p>
      <text:p text:style-name="P2">- пошук об’єктів за заданими критеріями та вивід інформації про об’єкти</text:p>
      <text:p text:style-name="P2">Наприклад, в варіанті №1 необхідно реалізувати наступні операції:</text:p>
      <text:p text:style-name="P2">- додавання нової країни</text:p>
      <text:p text:style-name="P2">- додавання нового міста для заданої країни</text:p>
      <text:p text:style-name="P2">- видалення міста</text:p>
      <text:p text:style-name="P2">- видалення країни</text:p>
      <text:p text:style-name="P2">- зміна параметрів міста та країни</text:p>
      <text:p text:style-name="P2">- пошук міста/країни за ID</text:p>
      <text:p text:style-name="P2">- видача повного списку країн</text:p>
      <text:p text:style-name="P2">- видача списка міст, що належать країні з певним ID</text:p>
      <text:p text:style-name="P2">Зверність увагу, що у всіх варіантах завдань об’єкти різниї категорій знаходяться в ієрархічній залежності. Наприклад, в варіанті №1 у кожної країни може бути декілька міст, при цьому одне місто може належати лише одній країні. </text:p>
      <text:p text:style-name="P2">Рекомендована мова програмування: Golang</text:p>
      <text:p text:style-name="P2">Рекомендована СКБД – PostgreSQL</text:p>
      <text:p text:style-name="P3">2. Рекомендації по виконанню роботи</text:p>
      <text:p text:style-name="P3">2.1 Установка та конфігурація СКБД</text:p>
      <text:p text:style-name="P3">В даній лабораторній роботі рекомендується використовувати <text:span text:style-name="T2">базу даних PostgreSQL. Для цього її необхідно встановити на комп’ютер та сконфігурувати.</text:span></text:p>
      <text:p text:style-name="P6">Для установки, в залежності від операційної системи необхідно дотримуватися рекомендацій з установки вказаних на сайті. В мастері конфігурування використовуйте значення за замовченням, або ж власноруч сконфігуруйте та запам’ятайте.</text:p>
      <text:p text:style-name="P6">Зверніть увагу, що порт TCP за замовченням 5432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01:33:19.179381430</meta:creation-date>
    <dc:date>2021-09-12T01:57:06.844870453</dc:date>
    <meta:editing-duration>PT12H7M2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343" meta:character-count="2487" meta:non-whitespace-character-count="2182"/>
  </office:meta>
</office:document-meta>
</file>